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09cm" style:rel-column-width="11600*"/>
    </style:style>
    <style:style style:name="Table1.B" style:family="table-column">
      <style:table-column-properties style:column-width="13.991cm" style:rel-column-width="5393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009cm" style:rel-column-width="11600*"/>
    </style:style>
    <style:style style:name="Tabela3.B" style:family="table-column">
      <style:table-column-properties style:column-width="13.991cm" style:rel-column-width="5393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009cm" style:rel-column-width="11600*"/>
    </style:style>
    <style:style style:name="Table2.B" style:family="table-column">
      <style:table-column-properties style:column-width="13.991cm" style:rel-column-width="5393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009cm" style:rel-column-width="11600*"/>
    </style:style>
    <style:style style:name="Tabela1.B" style:family="table-column">
      <style:table-column-properties style:column-width="13.991cm" style:rel-column-width="5393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009cm" style:rel-column-width="11600*"/>
    </style:style>
    <style:style style:name="Tabela2.B" style:family="table-column">
      <style:table-column-properties style:column-width="13.991cm" style:rel-column-width="5393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tyle="italic" officeooo:rsid="001cd246" officeooo:paragraph-rsid="001cd246" style:font-style-asian="italic" style:font-style-complex="italic"/>
    </style:style>
    <style:style style:name="P2" style:family="paragraph" style:parent-style-name="Table_20_Contents">
      <style:text-properties officeooo:rsid="00147004" officeooo:paragraph-rsid="00147004"/>
    </style:style>
    <style:style style:name="P3" style:family="paragraph" style:parent-style-name="Table_20_Contents">
      <style:text-properties officeooo:rsid="00147004" officeooo:paragraph-rsid="0015d5ff"/>
    </style:style>
    <style:style style:name="P4" style:family="paragraph" style:parent-style-name="Table_20_Contents">
      <style:text-properties officeooo:rsid="00147004" officeooo:paragraph-rsid="0031cd0b"/>
    </style:style>
    <style:style style:name="P5" style:family="paragraph" style:parent-style-name="Table_20_Contents">
      <style:text-properties officeooo:rsid="0015d5ff" officeooo:paragraph-rsid="0015d5ff"/>
    </style:style>
    <style:style style:name="P6" style:family="paragraph" style:parent-style-name="Table_20_Contents">
      <style:text-properties fo:font-style="normal" officeooo:rsid="0015d5ff" officeooo:paragraph-rsid="0015d5ff" style:font-style-asian="normal" style:font-style-complex="normal"/>
    </style:style>
    <style:style style:name="P7" style:family="paragraph" style:parent-style-name="Table_20_Contents">
      <style:text-properties fo:font-style="normal" officeooo:rsid="0015d5ff" officeooo:paragraph-rsid="0031cd0b" style:font-style-asian="normal" style:font-style-complex="normal"/>
    </style:style>
    <style:style style:name="P8" style:family="paragraph" style:parent-style-name="Table_20_Contents">
      <style:text-properties fo:font-style="normal" officeooo:rsid="002292b0" officeooo:paragraph-rsid="002292b0" style:font-style-asian="normal" style:font-style-complex="normal"/>
    </style:style>
    <style:style style:name="P9" style:family="paragraph" style:parent-style-name="Table_20_Contents">
      <style:text-properties fo:font-style="normal" officeooo:rsid="002292b0" officeooo:paragraph-rsid="0031cd0b" style:font-style-asian="normal" style:font-style-complex="normal"/>
    </style:style>
    <style:style style:name="P10" style:family="paragraph" style:parent-style-name="Table_20_Contents">
      <style:text-properties fo:font-style="normal" officeooo:rsid="0031cd0b" officeooo:paragraph-rsid="0031cd0b" style:font-style-asian="normal" style:font-style-complex="normal"/>
    </style:style>
    <style:style style:name="P11" style:family="paragraph" style:parent-style-name="Table_20_Contents">
      <style:text-properties officeooo:rsid="002292b0" officeooo:paragraph-rsid="002292b0"/>
    </style:style>
    <style:style style:name="P12" style:family="paragraph" style:parent-style-name="Table_20_Contents">
      <style:text-properties officeooo:rsid="002292b0" officeooo:paragraph-rsid="0031cd0b"/>
    </style:style>
    <style:style style:name="P13" style:family="paragraph" style:parent-style-name="Standard">
      <style:text-properties officeooo:rsid="00147004" officeooo:paragraph-rsid="00147004"/>
    </style:style>
    <style:style style:name="P14" style:family="paragraph" style:parent-style-name="Standard">
      <style:text-properties officeooo:rsid="0014fcc4" officeooo:paragraph-rsid="0014fcc4"/>
    </style:style>
    <style:style style:name="P15" style:family="paragraph" style:parent-style-name="Standard">
      <style:text-properties officeooo:rsid="0014fcc4" officeooo:paragraph-rsid="0031cd0b"/>
    </style:style>
    <style:style style:name="P16" style:family="paragraph" style:parent-style-name="Standard">
      <style:text-properties fo:font-weight="bold" officeooo:rsid="00147004" officeooo:paragraph-rsid="00147004" style:font-weight-asian="bold" style:font-weight-complex="bold"/>
    </style:style>
    <style:style style:name="P17" style:family="paragraph" style:parent-style-name="Standard">
      <style:text-properties officeooo:rsid="0017c4a3" officeooo:paragraph-rsid="0017c4a3"/>
    </style:style>
    <style:style style:name="P18" style:family="paragraph" style:parent-style-name="Standard">
      <style:text-properties style:text-underline-style="solid" style:text-underline-width="auto" style:text-underline-color="font-color" officeooo:rsid="0014fcc4" officeooo:paragraph-rsid="0014fcc4"/>
    </style:style>
    <style:style style:name="P19" style:family="paragraph" style:parent-style-name="Standard">
      <style:text-properties fo:font-style="normal" fo:font-weight="bold" officeooo:rsid="0014fcc4" officeooo:paragraph-rsid="00147004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Courier New" officeooo:rsid="002b8076" officeooo:paragraph-rsid="002b8076"/>
    </style:style>
    <style:style style:name="P21" style:family="paragraph" style:parent-style-name="Standard">
      <style:text-properties fo:color="#666666" loext:opacity="100%" officeooo:rsid="00147004" officeooo:paragraph-rsid="0015d5ff"/>
    </style:style>
    <style:style style:name="P22" style:family="paragraph" style:parent-style-name="Standard">
      <style:text-properties fo:color="#666666" loext:opacity="100%" officeooo:rsid="00147004" officeooo:paragraph-rsid="0031cd0b"/>
    </style:style>
    <style:style style:name="P23" style:family="paragraph" style:parent-style-name="Standard">
      <style:text-properties fo:color="#666666" loext:opacity="100%" officeooo:rsid="00147004" officeooo:paragraph-rsid="00147004"/>
    </style:style>
    <style:style style:name="P24" style:family="paragraph" style:parent-style-name="Text_20_body">
      <style:text-properties officeooo:rsid="001f9d28" officeooo:paragraph-rsid="001f9d28"/>
    </style:style>
    <style:style style:name="P25" style:family="paragraph" style:parent-style-name="Text_20_body">
      <style:text-properties fo:font-style="normal" officeooo:rsid="0015d5ff" officeooo:paragraph-rsid="0031cd0b" style:font-style-asian="normal" style:font-style-complex="normal"/>
    </style:style>
    <style:style style:name="P26" style:family="paragraph" style:parent-style-name="Standard">
      <style:paragraph-properties fo:break-before="page"/>
      <style:text-properties style:font-name="Courier New" officeooo:rsid="002b8076" officeooo:paragraph-rsid="002b8076"/>
    </style:style>
    <style:style style:name="P27" style:family="paragraph" style:parent-style-name="Standard">
      <style:paragraph-properties fo:break-before="page"/>
      <style:text-properties officeooo:rsid="0014fcc4" officeooo:paragraph-rsid="0014fcc4"/>
    </style:style>
    <style:style style:name="P28" style:family="paragraph" style:parent-style-name="Standard">
      <style:text-properties fo:font-style="normal" fo:font-weight="bold" officeooo:rsid="002ccfbe" officeooo:paragraph-rsid="002ccfbe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Courier New" officeooo:rsid="002b8076" officeooo:paragraph-rsid="002b8076"/>
    </style:style>
    <style:style style:name="P30" style:family="paragraph" style:parent-style-name="Heading_20_1" style:list-style-name="" style:master-page-name="First_20_Page">
      <style:paragraph-properties style:page-number="auto"/>
      <style:text-properties officeooo:rsid="001f9d28" officeooo:paragraph-rsid="001f9d28"/>
    </style:style>
    <style:style style:name="P31" style:family="paragraph" style:parent-style-name="Heading_20_3" style:list-style-name=""/>
    <style:style style:name="P32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fcc4" style:font-style-asian="italic" style:font-style-complex="italic"/>
    </style:style>
    <style:style style:name="T3" style:family="text">
      <style:text-properties fo:font-style="italic" officeooo:rsid="002ccfbe" style:font-style-asian="italic" style:font-style-complex="italic"/>
    </style:style>
    <style:style style:name="T4" style:family="text">
      <style:text-properties fo:font-style="italic" officeooo:rsid="0031cd0b" style:font-style-asian="italic" style:font-style-complex="italic"/>
    </style:style>
    <style:style style:name="T5" style:family="text">
      <style:text-properties officeooo:rsid="0014fcc4"/>
    </style:style>
    <style:style style:name="T6" style:family="text">
      <style:text-properties officeooo:rsid="0015d5f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a3c6e" style:font-weight-asian="bold" style:font-weight-complex="bold"/>
    </style:style>
    <style:style style:name="T9" style:family="text">
      <style:text-properties officeooo:rsid="002292b0"/>
    </style:style>
    <style:style style:name="T10" style:family="text">
      <style:text-properties officeooo:rsid="002a3c6e"/>
    </style:style>
    <style:style style:name="T11" style:family="text">
      <style:text-properties officeooo:rsid="002b8076"/>
    </style:style>
    <style:style style:name="T12" style:family="text">
      <style:text-properties officeooo:rsid="002be0e3"/>
    </style:style>
    <style:style style:name="T13" style:family="text">
      <style:text-properties officeooo:rsid="002ccfbe"/>
    </style:style>
    <style:style style:name="T14" style:family="text">
      <style:text-properties officeooo:rsid="002e620c"/>
    </style:style>
    <style:style style:name="T15" style:family="text">
      <style:text-properties officeooo:rsid="0031cd0b"/>
    </style:style>
    <style:style style:name="T16" style:family="text">
      <style:text-properties officeooo:rsid="0033fc31"/>
    </style:style>
    <style:style style:name="T17" style:family="text">
      <style:text-properties officeooo:rsid="0034ed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30" text:outline-level="1">Purpose of the document</text:h>
      <text:p text:style-name="Text_20_body">The purpose of this <text:span text:style-name="T15">API description</text:span> document is to provide a technology-agnostic overview of the vineyard <text:span text:style-name="T15">block </text:span>map <text:span text:style-name="T15">API</text:span> and describes specifics of file formats, returned and consumed by the services implementing this <text:span text:style-name="T15">API</text:span>.</text:p>
      <text:p text:style-name="Text_20_body"/>
      <text:p text:style-name="P24">Services implementing the vineyard map template provide information about <text:span text:style-name="T15">vineyard blocks</text:span> and may enable managing information about vineyard <text:span text:style-name="T15">blocks</text:span>.</text:p>
      <text:h text:style-name="Heading_20_1" text:outline-level="1">Operational context</text:h>
      <text:p text:style-name="P24">Vineyard map services may be used to synchronize information about vineyards in various systems <text:span text:style-name="T15">using Collabriculture </text:span><text:span text:style-name="T16">vineyard logical schema </text:span><text:span text:style-name="T15">data model</text:span>.</text:p>
      <text:h text:style-name="Heading_20_1" text:outline-level="1"/>
      <text:h text:style-name="P31" text:outline-level="3"/>
      <text:h text:style-name="P32" text:outline-level="3">Endpoints</text:h>
      <text:p text:style-name="P13"/>
      <text:p text:style-name="P16">/<text:span text:style-name="T15">vineyard_blocks</text:span></text:p>
      <text:p text:style-name="P13"/>
      <text:p text:style-name="P13">GET:</text:p>
      <table:table table:name="Table1" table:style-name="Table1">
        <table:table-column table:style-name="Table1.A"/>
        <table:table-column table:style-name="Table1.B"/>
        <table:table-row table:style-name="TableLine1867754440752">
          <table:table-cell table:style-name="Table1.A1" office:value-type="string">
            <text:p text:style-name="P2">Summary</text:p>
          </table:table-cell>
          <table:table-cell table:style-name="Table1.B1" office:value-type="string">
            <text:p text:style-name="P2">Returns array of <text:span text:style-name="T6">available vineyards in the microservice as a JSON array of</text:span> <text:span text:style-name="T1">Vineyard</text:span><text:span text:style-name="T3">Block</text:span><text:span text:style-name="T1"> </text:span><text:span text:style-name="T2">O</text:span><text:span text:style-name="T1">bjects.</text:span></text:p>
          </table:table-cell>
        </table:table-row>
        <table:table-row table:style-name="TableLine1867754446464">
          <table:table-cell table:style-name="Table1.A2" office:value-type="string">
            <text:p text:style-name="P2">Response</text:p>
          </table:table-cell>
          <table:table-cell table:style-name="Table1.B2" office:value-type="string">
            <text:p text:style-name="P5">JSON array of <text:span text:style-name="T1">Vineyard</text:span><text:span text:style-name="T3">Block</text:span><text:span text:style-name="T1"> Object</text:span><text:span text:style-name="T3">s</text:span></text:p>
          </table:table-cell>
        </table:table-row>
      </table:table>
      <text:p text:style-name="P23"/>
      <text:p text:style-name="P15"><text:span text:style-name="T15">POST</text:span>:</text:p>
      <table:table table:name="Tabela3" table:style-name="Tabela3">
        <table:table-column table:style-name="Tabela3.A"/>
        <table:table-column table:style-name="Tabela3.B"/>
        <table:table-row table:style-name="TableLine1867754445648">
          <table:table-cell table:style-name="Tabela3.A1" office:value-type="string">
            <text:p text:style-name="P4">Summary</text:p>
          </table:table-cell>
          <table:table-cell table:style-name="Tabela3.B1" office:value-type="string">
            <text:p text:style-name="P10">Adds a vineyard block</text:p>
          </table:table-cell>
        </table:table-row>
        <table:table-row table:style-name="TableLine1867754436128">
          <table:table-cell table:style-name="Tabela3.A2" office:value-type="string">
            <text:p text:style-name="P12">Input</text:p>
          </table:table-cell>
          <table:table-cell table:style-name="Tabela3.B2" office:value-type="string">
            <text:p text:style-name="P9"><text:span text:style-name="T15">request body – a vineyard block in </text:span><text:span text:style-name="T4">VineyardBlockMap File</text:span><text:span text:style-name="T15"> structure</text:span></text:p>
          </table:table-cell>
        </table:table-row>
        <table:table-row table:style-name="TableLine1867754436944">
          <table:table-cell table:style-name="Tabela3.A2" office:value-type="string">
            <text:p text:style-name="P4">Response</text:p>
          </table:table-cell>
          <table:table-cell table:style-name="Tabela3.B2" office:value-type="string">
            <text:p text:style-name="P7">Returns a <text:span text:style-name="T1">VineyardBlockObject</text:span> of the added vineyard. </text:p>
          </table:table-cell>
        </table:table-row>
      </table:table>
      <text:p text:style-name="P22"/>
      <text:p text:style-name="P28"/>
      <text:p text:style-name="P19">/<text:span text:style-name="T10">vineyard_</text:span><text:span text:style-name="T11">block</text:span>/{id}</text:p>
      <text:p text:style-name="P13"/>
      <text:p text:style-name="P14">GET:</text:p>
      <table:table table:name="Table2" table:style-name="Table2">
        <table:table-column table:style-name="Table2.A"/>
        <table:table-column table:style-name="Table2.B"/>
        <table:table-row table:style-name="TableLine1867754433136">
          <table:table-cell table:style-name="Table2.A1" office:value-type="string">
            <text:p text:style-name="P3">Summary</text:p>
          </table:table-cell>
          <table:table-cell table:style-name="Table2.B1" office:value-type="string">
            <text:p text:style-name="P6">Returns a GeoPackage file of <text:span text:style-name="T1">Vineyard</text:span><text:span text:style-name="T3">Block</text:span><text:span text:style-name="T1">Map File</text:span> structure</text:p>
          </table:table-cell>
        </table:table-row>
        <table:table-row table:style-name="TableLine1867754482640">
          <table:table-cell table:style-name="Table2.A2" office:value-type="string">
            <text:p text:style-name="P11">Input</text:p>
          </table:table-cell>
          <table:table-cell table:style-name="Table2.B2" office:value-type="string">
            <text:p text:style-name="P8">id – unique id of the vineyard <text:span text:style-name="T13">block</text:span></text:p>
          </table:table-cell>
        </table:table-row>
        <table:table-row table:style-name="TableLine1867754349632">
          <table:table-cell table:style-name="Table2.A2" office:value-type="string">
            <text:p text:style-name="P3">Response</text:p>
          </table:table-cell>
          <table:table-cell table:style-name="Table2.B2" office:value-type="string">
            <text:p text:style-name="P6">GeoPackage file of <text:span text:style-name="T1">Vineyard</text:span><text:span text:style-name="T3">Block</text:span><text:span text:style-name="T1">Map File</text:span> structure</text:p>
          </table:table-cell>
        </table:table-row>
      </table:table>
      <text:p text:style-name="P21"/>
      <text:p text:style-name="P15"><text:span text:style-name="T15">POST</text:span>:</text:p>
      <table:table table:name="Tabela1" table:style-name="Tabela1">
        <table:table-column table:style-name="Tabela1.A"/>
        <table:table-column table:style-name="Tabela1.B"/>
        <table:table-row table:style-name="TableLine1867754439936">
          <table:table-cell table:style-name="Tabela1.A1" office:value-type="string">
            <text:p text:style-name="P4">Summary</text:p>
          </table:table-cell>
          <table:table-cell table:style-name="Tabela1.B1" office:value-type="string">
            <text:p text:style-name="P7">Returns a GeoPackage file of <text:span text:style-name="T1">Vineyard</text:span><text:span text:style-name="T3">Block</text:span><text:span text:style-name="T1">Map File</text:span> structure</text:p>
          </table:table-cell>
        </table:table-row>
        <table:table-row table:style-name="TableLine1867754356160">
          <table:table-cell table:style-name="Tabela1.A2" office:value-type="string">
            <text:p text:style-name="P12">Input</text:p>
          </table:table-cell>
          <table:table-cell table:style-name="Tabela1.B2" office:value-type="string">
            <text:p text:style-name="P9">id – unique id of the vineyard <text:span text:style-name="T13">block<text:line-break/></text:span><text:span text:style-name="T15">request body – a vineyard block in </text:span><text:span text:style-name="T4">VineyardBlockMap File</text:span><text:span text:style-name="T15"> structure</text:span></text:p>
          </table:table-cell>
        </table:table-row>
        <table:table-row table:style-name="TableLine1867754353712">
          <table:table-cell table:style-name="Tabela1.A2" office:value-type="string">
            <text:p text:style-name="P4">Response</text:p>
          </table:table-cell>
          <table:table-cell table:style-name="Tabela1.B2" office:value-type="string">
            <text:p text:style-name="P7">Returns a <text:span text:style-name="T1">VineyardBlockObject</text:span> of the <text:span text:style-name="T15">updated</text:span> vineyard.</text:p>
          </table:table-cell>
        </table:table-row>
      </table:table>
      <text:p text:style-name="P22"/>
      <text:p text:style-name="P15"><text:span text:style-name="T15">DELETE</text:span>:</text:p>
      <table:table table:name="Tabela2" table:style-name="Tabela2">
        <table:table-column table:style-name="Tabela2.A"/>
        <table:table-column table:style-name="Tabela2.B"/>
        <table:table-row table:style-name="TableLine1867754350448">
          <table:table-cell table:style-name="Tabela2.A1" office:value-type="string">
            <text:p text:style-name="P4">Summary</text:p>
          </table:table-cell>
          <table:table-cell table:style-name="Tabela2.B1" office:value-type="string">
            <text:p text:style-name="P10">Deletes a vineyard block in the system</text:p>
          </table:table-cell>
        </table:table-row>
        <table:table-row table:style-name="TableLine1867754357520">
          <table:table-cell table:style-name="Tabela2.A2" office:value-type="string">
            <text:p text:style-name="P12">Input</text:p>
          </table:table-cell>
          <table:table-cell table:style-name="Tabela2.B2" office:value-type="string">
            <text:p text:style-name="P9">id – unique id of the vineyard <text:span text:style-name="T13">block</text:span></text:p>
          </table:table-cell>
        </table:table-row>
        <table:table-row table:style-name="TableLine1867754343104">
          <table:table-cell table:style-name="Tabela2.A2" office:value-type="string">
            <text:p text:style-name="P4">Response</text:p>
          </table:table-cell>
          <table:table-cell table:style-name="Tabela2.B2" office:value-type="string">
            <text:p text:style-name="P25">Returns OK if successfully deleted, NO if nothing was deleted.</text:p>
          </table:table-cell>
        </table:table-row>
      </table:table>
      <text:p text:style-name="P22"/>
      <text:h text:style-name="P32" text:outline-level="3">Data schemas</text:h>
      <text:h text:style-name="Heading_20_4" text:outline-level="4">JSON schema</text:h>
      <text:h text:style-name="Heading_20_5" text:outline-level="5">Vineyard<text:span text:style-name="T13">Block</text:span> <text:span text:style-name="T5">O</text:span>bject</text:h>
      <text:p text:style-name="P14">Description: a <text:span text:style-name="T14">JSON</text:span> object that describes availability of a vineyard <text:span text:style-name="T17">block</text:span> in the <text:span text:style-name="T16">system</text:span></text:p>
      <text:p text:style-name="P13"><text:span text:style-name="T5">P</text:span>roperties:</text:p>
      <text:p text:style-name="P13"><text:s text:c="2"/>id (<text:span text:style-name="T5">I</text:span>nteger)</text:p>
      <text:p text:style-name="P13"><text:s text:c="2"/>name (<text:span text:style-name="T5">S</text:span>tring)</text:p>
      <text:p text:style-name="P13"/>
      <text:h text:style-name="Heading_20_4" text:outline-level="4">GeoPackage schema<text:span text:style-name="T9">s</text:span></text:h>
      <text:h text:style-name="Heading_20_5" text:outline-level="5">Vineyard<text:span text:style-name="T12">Block</text:span>Map File</text:h>
      <text:p text:style-name="P17">Description: a <text:span text:style-name="T14">GeoPackage</text:span> file that holds the layers <text:span text:style-name="T16">related to a particular vineyard block</text:span>, in accordance with the Collabriculture <text:span text:style-name="T16">vineyard logical schema </text:span>data structure.</text:p>
      <text:p text:style-name="P17"/>
      <text:p text:style-name="P18"><text:span text:style-name="T10">Data tables</text:span>:</text:p>
      <text:p text:style-name="P14"><text:s text:c="2"/><text:span text:style-name="T8">vineyard</text:span><text:span text:style-name="T7">:</text:span></text:p>
      <text:p text:style-name="P14"><text:s text:c="4"/><text:span text:style-name="T1">Layer properties:</text:span></text:p>
      <text:p text:style-name="P14"><text:s text:c="6"/>id (Integer)</text:p>
      <text:p text:style-name="P14"><text:s text:c="6"/>name (String)</text:p>
      <text:p text:style-name="P14"><text:s text:c="6"/>geom (Geometry, polygon)</text:p>
      <text:p text:style-name="P14"><text:s text:c="2"/><text:span text:style-name="T8">block</text:span><text:span text:style-name="T7">:</text:span></text:p>
      <text:p text:style-name="P14"><text:s text:c="4"/><text:span text:style-name="T1">Layer properties:</text:span></text:p>
      <text:p text:style-name="P14"><text:s text:c="6"/>id (Integer)</text:p>
      <text:p text:style-name="P14"><text:s text:c="6"/>vineyard_id (Integer)</text:p>
      <text:p text:style-name="P14"><text:s text:c="6"/>geom (Geometry, polygon)</text:p>
      <text:p text:style-name="P14"><text:s text:c="6"/>user_defined_id (String)</text:p>
      <text:p text:style-name="P14"><text:s text:c="2"/><text:span text:style-name="T8">row</text:span><text:span text:style-name="T7">:</text:span></text:p>
      <text:p text:style-name="P14"><text:s text:c="4"/><text:span text:style-name="T1">Layer properties:</text:span></text:p>
      <text:p text:style-name="P14"><text:s text:c="6"/>id (Integer)</text:p>
      <text:p text:style-name="P14"><text:s text:c="6"/>block_id (Integer)</text:p>
      <text:p text:style-name="P14"><text:s text:c="6"/>geom (Geometry, polygon)</text:p>
      <text:p text:style-name="P14"><text:s text:c="6"/>user_defined_id (String)</text:p>
      <text:p text:style-name="P14"><text:s text:c="2"/><text:span text:style-name="T8">vine</text:span><text:span text:style-name="T7">:</text:span></text:p>
      <text:p text:style-name="P14"><text:s text:c="4"/><text:span text:style-name="T1">Layer properties:</text:span></text:p>
      <text:p text:style-name="P14"><text:s text:c="6"/>id (Integer)</text:p>
      <text:p text:style-name="P14"><text:s text:c="6"/>vinerow_id (Integer)</text:p>
      <text:p text:style-name="P14"><text:s text:c="6"/>variety_id (Integer)</text:p>
      <text:p text:style-name="P14"><text:s text:c="6"/>geom (Geometry, polygon)</text:p>
      <text:p text:style-name="P14"><text:s text:c="6"/>user_defined_id (String)</text:p>
      <text:p text:style-name="P27"/>
      <text:h text:style-name="Heading_20_5" text:outline-level="5"><text:span text:style-name="T15">VineyardBlockMap file </text:span>Table definitions</text:h>
      <text:p text:style-name="P20"/>
      <text:p text:style-name="P20">+=====+==================+================================+<text:line-break/>| <text:s text:c="18"/>TABLE vineyard <text:s text:c="23"/>|<text:line-break/>+=====+==================+================================+<text:line-break/>| ROW | COLUMN <text:s text:c="10"/>| DATA TYPE <text:s text:c="21"/>|<text:line-break/>+-----+------------------+--------------------------------+<text:line-break/>| <text:s text:c="4"/>| geom <text:s text:c="12"/>| GEOMETRY <text:s text:c="22"/>|<text:line-break/>+-----+------------------+--------------------------------+<text:line-break/>| <text:s text:c="4"/>| id <text:s text:c="14"/>| MEDIUMINT <text:s text:c="21"/>|<text:line-break/>+-----+------------------+--------------------------------+<text:line-break/>| <text:s text:c="4"/>| name <text:s text:c="12"/>| TEXT <text:s text:c="26"/>|<text:line-break/>+-----+------------------+--------------------------------+<text:line-break/>| <text:s text:c="4"/>| owned_by <text:s text:c="8"/>| TEXT <text:s text:c="26"/>|<text:line-break/>+-----+------------------+--------------------------------+<text:line-break/>| <text:s text:c="4"/>| street_address <text:s text:c="2"/>| TEXT <text:s text:c="26"/>|<text:line-break/>+-----+------------------+--------------------------------+</text:p>
      <text:p text:style-name="P20"/>
      <text:p text:style-name="P20"/>
      <text:p text:style-name="P20"/>
      <text:p text:style-name="P20">+=====+==================+================================+<text:line-break/>| <text:s text:c="18"/>TABLE block <text:s text:c="26"/>|<text:line-break/>+=====+==================+================================+<text:line-break/>| ROW | COLUMN <text:s text:c="10"/>| DATA TYPE <text:s text:c="21"/>|<text:line-break/>+-----+------------------+--------------------------------+<text:line-break/>| <text:s text:c="4"/>| geom <text:s text:c="12"/>| GEOMETRY <text:s text:c="22"/>|<text:line-break/>+-----+------------------+--------------------------------+<text:line-break/>| <text:s text:c="4"/>| id <text:s text:c="14"/>| MEDIUMINT <text:s text:c="21"/>|<text:line-break/>+-----+------------------+--------------------------------+<text:line-break/>| <text:s text:c="4"/>| vineyard_id <text:s text:c="5"/>| MEDIUMINT <text:s text:c="21"/>|<text:line-break/>+-----+------------------+--------------------------------+<text:line-break/>| <text:s text:c="4"/>| user_defined_id <text:s/>| TEXT <text:s text:c="26"/>|<text:line-break/>+-----+------------------+--------------------------------+<text:line-break/>| <text:s text:c="4"/>| row_spacing_m <text:s text:c="3"/>| REAL <text:s text:c="26"/>|<text:line-break/>+-----+------------------+--------------------------------+<text:line-break/>| <text:s text:c="4"/>| vine_spacing_m <text:s text:c="2"/>| REAL <text:s text:c="26"/>|<text:line-break/>+-----+------------------+--------------------------------+<text:line-break/>| <text:s text:c="4"/>| date_start <text:s text:c="6"/>| DATE <text:s text:c="26"/>|<text:line-break/>+-----+------------------+--------------------------------+<text:line-break/>| <text:s text:c="4"/>| date_end <text:s text:c="8"/>| DATE <text:s text:c="26"/>|<text:line-break/>+-----+------------------+--------------------------------+</text:p>
      <text:p text:style-name="P20"/>
      <text:p text:style-name="P26">+=====+==================+================================+<text:line-break/>| <text:s text:c="18"/>TABLE vinerow <text:s text:c="24"/>|<text:line-break/>+=====+==================+================================+<text:line-break/>| ROW | COLUMN <text:s text:c="10"/>| DATA TYPE <text:s text:c="21"/>|<text:line-break/>+-----+------------------+--------------------------------+<text:line-break/>| <text:s text:c="4"/>| geom <text:s text:c="12"/>| GEOMETRY <text:s text:c="22"/>|<text:line-break/>+-----+------------------+--------------------------------+<text:line-break/>| <text:s text:c="4"/>| id <text:s text:c="14"/>| MEDIUMINT <text:s text:c="21"/>|<text:line-break/>+-----+------------------+--------------------------------+<text:line-break/>| <text:s text:c="4"/>| block_id <text:s text:c="8"/>| MEDIUMINT <text:s text:c="21"/>|<text:line-break/>+-----+------------------+--------------------------------+<text:line-break/>| <text:s text:c="4"/>| user_defined_id <text:s/>| TEXT <text:s text:c="26"/>|<text:line-break/>+-----+------------------+--------------------------------+<text:line-break/>| <text:s text:c="4"/>| orientation <text:s text:c="5"/>| MEDIUMINT <text:s text:c="21"/>|<text:line-break/>+-----+------------------+--------------------------------+<text:line-break/>| <text:s text:c="4"/>| vinerow_num <text:s text:c="5"/>| MEDIUMINT <text:s text:c="21"/>|<text:line-break/>+-----+------------------+--------------------------------+</text:p>
      <text:p text:style-name="P20"/>
      <text:p text:style-name="P20"/>
      <text:p text:style-name="P20"/>
      <text:p text:style-name="P20">+=====+==================+================================+<text:line-break/>| <text:s text:c="18"/>TABLE vine <text:s text:c="27"/>|<text:line-break/>+=====+==================+================================+<text:line-break/>| ROW | COLUMN <text:s text:c="10"/>| DATA TYPE <text:s text:c="21"/>|<text:line-break/>+-----+------------------+--------------------------------+<text:line-break/>| <text:s text:c="4"/>| geom <text:s text:c="12"/>| GEOMETRY <text:s text:c="22"/>|<text:line-break/>+-----+------------------+--------------------------------+<text:line-break/>| <text:s text:c="4"/>| id <text:s text:c="14"/>| MEDIUMINT <text:s text:c="21"/>|<text:line-break/>+-----+------------------+--------------------------------+<text:line-break/>| <text:s text:c="4"/>| vinerow_id <text:s text:c="6"/>| MEDIUMINT <text:s text:c="21"/>|<text:line-break/>+-----+------------------+--------------------------------+<text:line-break/>| <text:s text:c="4"/>| user_defined_id <text:s/>| TEXT <text:s text:c="26"/>|<text:line-break/>+-----+------------------+--------------------------------+<text:line-break/>| <text:s text:c="4"/>| variety_id <text:s text:c="6"/>| MEDIUMINT <text:s text:c="21"/>|<text:line-break/>+-----+------------------+--------------------------------+<text:line-break/>| <text:s text:c="4"/>| clone <text:s text:c="11"/>| TEXT <text:s text:c="26"/>|<text:line-break/>+-----+------------------+--------------------------------+<text:line-break/>| <text:s text:c="4"/>| rootstock <text:s text:c="7"/>| TEXT <text:s text:c="26"/>|<text:line-break/>+-----+------------------+--------------------------------+<text:line-break/>| <text:s text:c="4"/>| vine_num <text:s text:c="8"/>| MEDIUMINT <text:s text:c="21"/>|<text:line-break/>+-----+------------------+--------------------------------+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icture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tyle="italic" officeooo:rsid="001cd246" officeooo:paragraph-rsid="001cd24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07:26:21.267434734</meta:creation-date>
    <dc:date>2021-11-05T08:31:03.723000000</dc:date>
    <meta:editing-duration>PT16H57M19S</meta:editing-duration>
    <meta:editing-cycles>16</meta:editing-cycles>
    <meta:generator>LibreOffice/7.1.4.2$Windows_X86_64 LibreOffice_project/a529a4fab45b75fefc5b6226684193eb000654f6</meta:generator>
    <meta:document-statistic meta:table-count="5" meta:image-count="0" meta:object-count="0" meta:page-count="5" meta:paragraph-count="81" meta:word-count="667" meta:character-count="6889" meta:non-whitespace-character-count="5022"/>
  </office:meta>
</office:document-meta>
</file>